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1.0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Erreur_Id</text:p>
          </table:table-cell>
          <table:table-cell office:value-type="string">
            <text:p>Inform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reur déclenché lorsque le fichier connexion.conf n'existe p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reur déclenche lorsqu'un des champs du formulaire edit_connection est vi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reur déclenché lorsque le serveur de BDD n'est pas disponib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reur déclenché lorsque le NDC ou MDP de l'user en BDD est fau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reur déclenché lorsque l'on ne ferme pas la base de donné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reur déclenché lorsque l'ajout ne marche p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reur déclenché lorsque l'on ne peux pas se connecter à la BDD pour une raison inconn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reur déclenché lorsque l'on ne peux pas supprimer correctem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reur déclenché lorsque l'on veux supprimer un utilisateur lors de la visualition alors que l'user n'a rien rechercher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rreur déclenche lorsque l'on veux modifier un utilisateur a partir du formulaire de visualisation alors que l'on a cherché aucun us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rreur déclenché lorsque l'on veux supprimer une société lors de la visualition alors que l'user n'a rien rechercher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rreur délcenché lorsque l'on veux editer une société depuis la visualisation alors que l'utilisateur n'a rien recherch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rreur déclenché lorsque l'envois du mail pour nous contacter ne marche pas correctemen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rreur déclenché lorsque l'on veux supprimer une annonce lors de la visualition alors que l'user n'a rien rechercher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rreur déclenché lorsque l'on veux modifer une annonce lors de la visualition alors que l'user n'a rien rechercher 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/05/2014</text:date>, <text:time>23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5M34S</meta:editing-duration>
    <meta:editing-cycles>18</meta:editing-cycles>
    <meta:generator>OpenOffice/4.0.1$Win32 OpenOffice.org_project/401m5$Build-9714</meta:generator>
    <dc:date>2014-05-19T23:06:18.41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